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Times" svg:font-family="Times" style:font-family-generic="system"/>
    <style:font-face style:name="Courier New" svg:font-family="'Courier New'" style:font-family-generic="modern" style:font-pitch="fixed"/>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Standard">
      <style:paragraph-properties>
        <style:tab-stops>
          <style:tab-stop style:position="6.9252in"/>
        </style:tab-stops>
      </style:paragraph-properties>
    </style:style>
    <style:style style:name="P2" style:family="paragraph" style:parent-style-name="Standard">
      <style:paragraph-properties fo:line-height="120%"/>
      <style:text-properties style:font-name="Courier New" fo:font-size="8pt" style:font-size-asian="8pt"/>
    </style:style>
    <style:style style:name="P3" style:family="paragraph" style:parent-style-name="Standard">
      <style:paragraph-properties fo:margin-top="0.1665in" fo:margin-bottom="0.0835in" style:contextual-spacing="false"/>
      <style:text-properties fo:font-weight="bold" style:font-weight-asian="bold"/>
    </style:style>
    <style:style style:name="P4" style:family="paragraph" style:parent-style-name="Standard">
      <style:paragraph-properties fo:margin-top="0in" fo:margin-bottom="0.0972in" style:contextual-spacing="false" fo:line-height="120%"/>
    </style:style>
    <style:style style:name="P5" style:family="paragraph" style:parent-style-name="Text_20_body">
      <style:text-properties officeooo:rsid="000be25f" officeooo:paragraph-rsid="000be25f"/>
    </style:style>
    <style:style style:name="P6" style:family="paragraph" style:parent-style-name="Text_20_body">
      <style:text-properties officeooo:rsid="000c2e0a" officeooo:paragraph-rsid="000c8705"/>
    </style:style>
    <style:style style:name="P7" style:family="paragraph" style:parent-style-name="Text_20_body">
      <style:text-properties officeooo:paragraph-rsid="000fe74a"/>
    </style:style>
    <style:style style:name="P8" style:family="paragraph" style:parent-style-name="Text_20_body">
      <style:text-properties officeooo:paragraph-rsid="00108201"/>
    </style:style>
    <style:style style:name="P9" style:family="paragraph" style:parent-style-name="Text_20_body">
      <style:text-properties officeooo:paragraph-rsid="00113502"/>
    </style:style>
    <style:style style:name="P10" style:family="paragraph" style:parent-style-name="Text_20_body">
      <style:text-properties officeooo:paragraph-rsid="00143301"/>
    </style:style>
    <style:style style:name="P11" style:family="paragraph" style:parent-style-name="Text_20_body">
      <style:text-properties officeooo:paragraph-rsid="00154f70"/>
    </style:style>
    <style:style style:name="P12" style:family="paragraph" style:parent-style-name="TOC_20_1">
      <style:paragraph-properties>
        <style:tab-stops>
          <style:tab-stop style:position="6.5in" style:type="right" style:leader-style="dotted" style:leader-text="."/>
        </style:tab-stops>
      </style:paragraph-properties>
    </style:style>
    <style:style style:name="P13" style:family="paragraph" style:parent-style-name="TOC_20_2">
      <style:paragraph-properties>
        <style:tab-stops>
          <style:tab-stop style:position="6.3335in" style:type="right" style:leader-style="dotted" style:leader-text="."/>
        </style:tab-stops>
      </style:paragraph-properties>
    </style:style>
    <style:style style:name="P14" style:family="paragraph" style:parent-style-name="Heading_20_1">
      <style:text-properties officeooo:rsid="000be25f" officeooo:paragraph-rsid="000be25f"/>
    </style:style>
    <style:style style:name="P15" style:family="paragraph" style:parent-style-name="Heading_20_1" style:master-page-name="MP0">
      <style:paragraph-properties style:page-number="auto" fo:break-before="page"/>
    </style:style>
    <style:style style:name="P16" style:family="paragraph" style:parent-style-name="Heading_20_2">
      <style:text-properties officeooo:paragraph-rsid="000be25f"/>
    </style:style>
    <style:style style:name="P17" style:family="paragraph" style:parent-style-name="Heading_20_2">
      <style:text-properties officeooo:paragraph-rsid="00143301"/>
    </style:style>
    <style:style style:name="P18" style:family="paragraph" style:parent-style-name="Standard" style:list-style-name="L1">
      <style:paragraph-properties fo:margin-left="0in" fo:margin-right="0in" fo:margin-top="0in" fo:margin-bottom="0.0972in" style:contextual-spacing="false" fo:line-height="120%" fo:text-indent="-0.5in" style:auto-text-indent="false">
        <style:tab-stops>
          <style:tab-stop style:position="-4.8472in"/>
          <style:tab-stop style:position="-4.5in"/>
        </style:tab-stops>
      </style:paragraph-properties>
    </style:style>
    <style:style style:name="P19" style:family="paragraph" style:parent-style-name="Standard" style:list-style-name="L5">
      <style:paragraph-properties fo:margin-top="0in" fo:margin-bottom="0.0972in" style:contextual-spacing="false" fo:line-height="120%"/>
    </style:style>
    <style:style style:name="P20" style:family="paragraph" style:parent-style-name="TOC_20_1">
      <style:paragraph-properties>
        <style:tab-stops>
          <style:tab-stop style:position="6.5in" style:type="right" style:leader-style="dotted" style:leader-text="."/>
        </style:tab-stops>
      </style:paragraph-properties>
    </style:style>
    <style:style style:name="P21" style:family="paragraph" style:parent-style-name="TOC_20_2">
      <style:paragraph-properties>
        <style:tab-stops>
          <style:tab-stop style:position="6.3335in" style:type="right" style:leader-style="dotted" style:leader-text="."/>
        </style:tab-stops>
      </style:paragraph-properties>
    </style:style>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text-properties officeooo:paragraph-rsid="000c8705"/>
    </style:style>
    <style:style style:name="P29" style:family="paragraph" style:parent-style-name="Text_20_body" style:list-style-name="L9">
      <style:text-properties officeooo:paragraph-rsid="000e6689"/>
    </style:style>
    <style:style style:name="P30" style:family="paragraph" style:parent-style-name="Text_20_body">
      <style:text-properties officeooo:paragraph-rsid="00154f70"/>
    </style:style>
    <style:style style:name="P31" style:family="paragraph" style:parent-style-name="Text_20_body" style:list-style-name="L10">
      <style:text-properties officeooo:paragraph-rsid="0016ddbe"/>
    </style:style>
    <style:style style:name="T1" style:family="text">
      <style:text-properties officeooo:rsid="000b9ffd"/>
    </style:style>
    <style:style style:name="T2" style:family="text">
      <style:text-properties officeooo:rsid="000c8705"/>
    </style:style>
    <style:style style:name="T3" style:family="text">
      <style:text-properties fo:font-style="normal" style:font-style-asian="normal" style:font-style-complex="normal"/>
    </style:style>
    <style:style style:name="T4" style:family="text">
      <style:text-properties fo:font-style="normal" officeooo:rsid="000c8705" style:font-style-asian="normal" style:font-style-complex="normal"/>
    </style:style>
    <style:style style:name="T5" style:family="text">
      <style:text-properties fo:font-style="normal" officeooo:rsid="000e6689" style:font-style-asian="normal" style:font-style-complex="normal"/>
    </style:style>
    <style:style style:name="T6" style:family="text">
      <style:text-properties fo:font-style="normal" officeooo:rsid="000fe74a" style:font-style-asian="normal" style:font-style-complex="normal"/>
    </style:style>
    <style:style style:name="T7" style:family="text">
      <style:text-properties fo:font-style="normal" officeooo:rsid="00113502" style:font-style-asian="normal" style:font-style-complex="normal"/>
    </style:style>
    <style:style style:name="T8" style:family="text">
      <style:text-properties fo:font-style="normal" officeooo:rsid="00108201" style:font-style-asian="normal" style:font-style-complex="normal"/>
    </style:style>
    <style:style style:name="T9" style:family="text">
      <style:text-properties fo:font-style="normal" officeooo:rsid="00123f83" style:font-style-asian="normal" style:font-style-complex="normal"/>
    </style:style>
    <style:style style:name="T10" style:family="text">
      <style:text-properties fo:font-style="normal" officeooo:rsid="0013af8f" style:font-style-asian="normal" style:font-style-complex="normal"/>
    </style:style>
    <style:style style:name="T11" style:family="text">
      <style:text-properties officeooo:rsid="000e6689"/>
    </style:style>
    <style:style style:name="T12" style:family="text">
      <style:text-properties fo:color="#000000" loext:opacity="100%" fo:font-style="normal" officeooo:rsid="00123f83" style:font-style-asian="normal" style:font-style-complex="normal"/>
    </style:style>
    <style:style style:name="T13" style:family="text">
      <style:text-properties fo:color="#000000" loext:opacity="100%" fo:font-style="normal" officeooo:rsid="00143301" style:font-style-asian="normal" style:font-style-complex="normal"/>
    </style:style>
    <style:style style:name="T14" style:family="text">
      <style:text-properties fo:color="#000000" loext:opacity="100%" fo:font-style="normal" officeooo:rsid="00154f70" style:font-style-asian="normal" style:font-style-complex="normal"/>
    </style:style>
    <style:style style:name="T15" style:family="text">
      <style:text-properties fo:color="#000000" loext:opacity="100%" fo:font-style="normal" officeooo:rsid="0016ddbe" style:font-style-asian="normal" style:font-style-complex="normal"/>
    </style:style>
    <style:style style:name="T16" style:family="text">
      <style:text-properties fo:color="#000000" loext:opacity="100%" fo:font-style="normal" fo:font-weight="bold" officeooo:rsid="00154f70" style:font-style-asian="normal" style:font-weight-asian="bold" style:font-style-complex="normal" style:font-weight-complex="bold"/>
    </style:style>
    <style:style style:name="T17" style:family="text">
      <style:text-properties fo:color="#000000" loext:opacity="100%" fo:font-style="normal" fo:font-weight="bold" officeooo:rsid="0016ddbe" style:font-style-asian="normal" style:font-weight-asian="bold" style:font-style-complex="normal" style:font-weight-complex="bold"/>
    </style:style>
    <style:style style:name="T18" style:family="text">
      <style:text-properties fo:color="#000000" loext:opacity="100%" fo:font-style="normal" fo:font-weight="normal" officeooo:rsid="0016ddbe" style:font-style-asian="normal" style:font-weight-asian="normal" style:font-style-complex="normal" style:font-weight-complex="normal"/>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5417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917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917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417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9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917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0.5417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917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917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417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9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917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text:bookmark-start text:name="_Toc516522818"/><text:bookmark-start text:name="__RefHeading___Toc833_1764154201"/>Table of Contents<text:bookmark-end text:name="_Toc516522818"/><text:bookmark-end text:name="__RefHeading___Toc833_1764154201"/></text:h>
      <text:table-of-content text:style-name="Sect1" text:name="_TOC0">
        <text:table-of-content-source text:outline-level="9">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20"><text:a xlink:type="simple" xlink:href="#__RefHeading___Toc833_1764154201" text:style-name="Index_20_Link" text:visited-style-name="Index_20_Link">Table of Contents<text:tab/>1</text:a></text:p>
          <text:p text:style-name="P20"><text:a xlink:type="simple" xlink:href="#__RefHeading___Toc835_1764154201" text:style-name="Index_20_Link" text:visited-style-name="Index_20_Link">Cartesian/Polar Grid Pattern Matching<text:tab/>2</text:a></text:p>
          <text:p text:style-name="P20"><text:a xlink:type="simple" xlink:href="#__RefHeading___Toc837_1764154201" text:style-name="Index_20_Link" text:visited-style-name="Index_20_Link">Tutorial Video<text:tab/>2</text:a></text:p>
          <text:p text:style-name="P21"><text:a xlink:type="simple" xlink:href="#__RefHeading___Toc839_1764154201" text:style-name="Index_20_Link" text:visited-style-name="Index_20_Link">Help Engine<text:tab/>2</text:a></text:p>
          <text:p text:style-name="P21"><text:a xlink:type="simple" xlink:href="#__RefHeading___Toc841_1764154201" text:style-name="Index_20_Link" text:visited-style-name="Index_20_Link">JPEG2000<text:tab/>2</text:a></text:p>
          <text:p text:style-name="P21"><text:a xlink:type="simple" xlink:href="#__RefHeading___Toc843_1764154201" text:style-name="Index_20_Link" text:visited-style-name="Index_20_Link">Plugin qtjp2imageformat<text:tab/>2</text:a></text:p>
          <text:p text:style-name="P21"><text:a xlink:type="simple" xlink:href="#__RefHeading___Toc845_1764154201" text:style-name="Index_20_Link" text:visited-style-name="Index_20_Link">OpenJPEG<text:tab/>3</text:a></text:p>
          <text:p text:style-name="P20"><text:a xlink:type="simple" xlink:href="#__RefHeading___Toc516_1000688104" text:style-name="Index_20_Link" text:visited-style-name="Index_20_Link">FFTW Build<text:tab/>3</text:a></text:p>
          <text:p text:style-name="P20"><text:a xlink:type="simple" xlink:href="#__RefHeading___Toc504_1606664313" text:style-name="Index_20_Link" text:visited-style-name="Index_20_Link">Poppler Build<text:tab/>3</text:a></text:p>
          <text:p text:style-name="P20"><text:a xlink:type="simple" xlink:href="#__RefHeading___Toc847_1764154201" text:style-name="Index_20_Link" text:visited-style-name="Index_20_Link">Windows Installer<text:tab/>3</text:a></text:p>
          <text:p text:style-name="P21"><text:a xlink:type="simple" xlink:href="#__RefHeading___Toc849_1764154201" text:style-name="Index_20_Link" text:visited-style-name="Index_20_Link">Guid<text:tab/>3</text:a></text:p>
          <text:p text:style-name="P20"><text:a xlink:type="simple" xlink:href="#__RefHeading___Toc651_2769846246" text:style-name="Index_20_Link" text:visited-style-name="Index_20_Link">Windows Release<text:tab/>4</text:a></text:p>
          <text:p text:style-name="P21"><text:a xlink:type="simple" xlink:href="#__RefHeading___Toc653_2769846246" text:style-name="Index_20_Link" text:visited-style-name="Index_20_Link">Log4cpp<text:tab/>4</text:a></text:p>
          <text:p text:style-name="P20"><text:a xlink:type="simple" xlink:href="#__RefHeading___Toc851_1764154201" text:style-name="Index_20_Link" text:visited-style-name="Index_20_Link">OSX Release<text:tab/>4</text:a></text:p>
          <text:p text:style-name="P21"><text:a xlink:type="simple" xlink:href="#__RefHeading___Toc853_1764154201" text:style-name="Index_20_Link" text:visited-style-name="Index_20_Link">log4cpp<text:tab/>4</text:a></text:p>
          <text:p text:style-name="P21"><text:a xlink:type="simple" xlink:href="#__RefHeading___Toc855_1764154201" text:style-name="Index_20_Link" text:visited-style-name="Index_20_Link">fftw<text:tab/>4</text:a></text:p>
          <text:p text:style-name="P21"><text:a xlink:type="simple" xlink:href="#__RefHeading___Toc857_1764154201" text:style-name="Index_20_Link" text:visited-style-name="Index_20_Link">engauge<text:tab/>5</text:a></text:p>
          <text:p text:style-name="P21"><text:a xlink:type="simple" xlink:href="#__RefHeading___Toc859_1764154201" text:style-name="Index_20_Link" text:visited-style-name="Index_20_Link">icons<text:tab/>5</text:a></text:p>
          <text:p text:style-name="P21"><text:a xlink:type="simple" xlink:href="#__RefHeading___Toc861_1764154201" text:style-name="Index_20_Link" text:visited-style-name="Index_20_Link">deploy<text:tab/>5</text:a></text:p>
          <text:p text:style-name="P21"><text:a xlink:type="simple" xlink:href="#__RefHeading___Toc863_1764154201" text:style-name="Index_20_Link" text:visited-style-name="Index_20_Link">error message from App Store review<text:tab/>5</text:a></text:p>
          <text:p text:style-name="P20"><text:a xlink:type="simple" xlink:href="#__RefHeading___Toc865_1764154201" text:style-name="Index_20_Link" text:visited-style-name="Index_20_Link">Static Code Analysis<text:tab/>7</text:a></text:p>
          <text:p text:style-name="P20"><text:a xlink:type="simple" xlink:href="#__RefHeading___Toc867_1764154201" text:style-name="Index_20_Link" text:visited-style-name="Index_20_Link">Translations<text:tab/>7</text:a></text:p>
          <text:p text:style-name="P21"><text:a xlink:type="simple" xlink:href="#__RefHeading___Toc458_2142971130" text:style-name="Index_20_Link" text:visited-style-name="Index_20_Link">Updating the “To Be Translated” Messages on Transfix<text:tab/>7</text:a></text:p>
          <text:p text:style-name="P21"><text:a xlink:type="simple" xlink:href="#__RefHeading___Toc460_2142971130" text:style-name="Index_20_Link" text:visited-style-name="Index_20_Link">Downloading translations<text:tab/>8</text:a></text:p>
          <text:p text:style-name="P21"><text:a xlink:type="simple" xlink:href="#__RefHeading___Toc462_2142971130" text:style-name="Index_20_Link" text:visited-style-name="Index_20_Link">Deprecated approach<text:tab/>8</text:a></text:p>
          <text:p text:style-name="P20"><text:a xlink:type="simple" xlink:href="#__RefHeading__403_855807960" text:style-name="Index_20_Link" text:visited-style-name="Index_20_Link">R<text:tab/>8</text:a></text:p>
          <text:p text:style-name="P20"><text:a xlink:type="simple" xlink:href="#__RefHeading__411_2045457184" text:style-name="Index_20_Link" text:visited-style-name="Index_20_Link">Windows – Build lib from dll<text:tab/>8</text:a></text:p>
          <text:p text:style-name="P20"><text:a xlink:type="simple" xlink:href="#__RefHeading___Toc419_287987493" text:style-name="Index_20_Link" text:visited-style-name="Index_20_Link">How To Distribute Pre-Releases<text:tab/>8</text:a></text:p>
          <text:p text:style-name="P20"><text:a xlink:type="simple" xlink:href="#__RefHeading___Toc444_1988343492" text:style-name="Index_20_Link" text:visited-style-name="Index_20_Link">Boot Knoppix on Mac Mini<text:tab/>9</text:a></text:p>
          <text:p text:style-name="P20"><text:a xlink:type="simple" xlink:href="#__RefHeading___Toc677_1576137088" text:style-name="Index_20_Link" text:visited-style-name="Index_20_Link">Cygport<text:tab/>9</text:a></text:p>
          <text:p text:style-name="P20"><text:a xlink:type="simple" xlink:href="#__RefHeading___Toc679_1576137088" text:style-name="Index_20_Link" text:visited-style-name="Index_20_Link">Cygwin SSH Key<text:tab/>9</text:a></text:p>
          <text:p text:style-name="P20"><text:a xlink:type="simple" xlink:href="#__RefHeading___Toc686_2740161923" text:style-name="Index_20_Link" text:visited-style-name="Index_20_Link">Android Build<text:tab/>9</text:a></text:p>
          <text:p text:style-name="P20"><text:a xlink:type="simple" xlink:href="#__RefHeading___Toc784_1321515353" text:style-name="Index_20_Link" text:visited-style-name="Index_20_Link"><text:span text:style-name="T3">Windows </text:span></text:a><text:a xlink:type="simple" xlink:href="#__RefHeading___Toc784_1321515353" text:style-name="Index_20_Link" text:visited-style-name="Index_20_Link"><text:span text:style-name="T3">Errors</text:span></text:a><text:a xlink:type="simple" xlink:href="#__RefHeading___Toc784_1321515353" text:style-name="Index_20_Link" text:visited-style-name="Index_20_Link"><text:tab/>10</text:a></text:p>
          <text:p text:style-name="P21"><text:a xlink:type="simple" xlink:href="#__RefHeading___Toc786_1321515353" text:style-name="Index_20_Link" text:visited-style-name="Index_20_Link"><text:span text:style-name="T3">“</text:span></text:a><text:a xlink:type="simple" xlink:href="#__RefHeading___Toc786_1321515353" text:style-name="Index_20_Link" text:visited-style-name="Index_20_Link"><text:span text:style-name="T3">No Qt platform plugin could be initialized”</text:span></text:a><text:a xlink:type="simple" xlink:href="#__RefHeading___Toc786_1321515353" text:style-name="Index_20_Link" text:visited-style-name="Index_20_Link"><text:tab/>10</text:a></text:p>
          <text:p text:style-name="P21"><text:soft-page-break/><text:a xlink:type="simple" xlink:href="#__RefHeading___Toc841_1157660331" text:style-name="Index_20_Link" text:visited-style-name="Index_20_Link"><text:span text:style-name="T3">“</text:span></text:a><text:a xlink:type="simple" xlink:href="#__RefHeading___Toc841_1157660331" text:style-name="Index_20_Link" text:visited-style-name="Index_20_Link"><text:span text:style-name="T3">QSqlDatabase: QSQLITE driver not loaded”</text:span></text:a><text:a xlink:type="simple" xlink:href="#__RefHeading___Toc841_1157660331" text:style-name="Index_20_Link" text:visited-style-name="Index_20_Link"><text:tab/>10</text:a></text:p>
          <text:p text:style-name="P21"><text:a xlink:type="simple" xlink:href="#__RefHeading___Toc788_1321515353" text:style-name="Index_20_Link" text:visited-style-name="Index_20_Link"><text:span text:style-name="T3">“Windows is Missing stddef.h”</text:span></text:a><text:a xlink:type="simple" xlink:href="#__RefHeading___Toc788_1321515353" text:style-name="Index_20_Link" text:visited-style-name="Index_20_Link"><text:tab/>10</text:a></text:p>
          <text:p text:style-name="P20"><text:a xlink:type="simple" xlink:href="#__RefHeading___Toc924_1662000310" text:style-name="Index_20_Link" text:visited-style-name="Index_20_Link">Chocolatey<text:tab/>10</text:a></text:p>
        </text:index-body>
      </text:table-of-content>
      <text:p text:style-name="P1"/>
      <text:p text:style-name="P3"/>
      <text:h text:style-name="Heading_20_1" text:outline-level="1"><text:bookmark-start text:name="_Toc516522819"/><text:bookmark-start text:name="__RefHeading___Toc835_1764154201"/>Cartesian/Polar Grid Pattern Matching<text:bookmark-end text:name="_Toc516522819"/><text:bookmark-end text:name="__RefHeading___Toc835_1764154201"/></text:h>
      <text:p text:style-name="P4">Options:</text:p>
      <text:list xml:id="list1927833165" text:style-name="L1">
        <text:list-item>
          <text:p text:style-name="P18">Search parameter space of (grid line count, grid line start, grid line number, angle) for X and Y separately, while performing fast cross correlations using FFTW3.</text:p>
        </text:list-item>
        <text:list-item>
          <text:p text:style-name="P18">Scan the X histogram vertically from top to bottom, and stopping when the existing points no longer fit the pattern FOREGROUND = START + (I – 1) * STEP</text:p>
        </text:list-item>
      </text:list>
      <text:p text:style-name="P4"/>
      <text:p text:style-name="P4">Option 1 took very long (30 seconds) to perform X then Y searches. Like most global peak searches, there were plenty of local peaks to interfere with performing gradient, and other, search optimizations.</text:p>
      <text:p text:style-name="P4">Conclusion – Careful examination of various polar plots shows that the use of concentric rings as gridlines has little correlation with the plot type in terms of cartesian or polar. So cartesian/polar plot identification coding was stopped, and the files put into the deprecated subdirectory.</text:p>
      <text:h text:style-name="Heading_20_1" text:outline-level="1"><text:bookmark-start text:name="_Toc516522820"/><text:bookmark-start text:name="__RefHeading___Toc837_1764154201"/>Tutorial Video<text:bookmark-end text:name="_Toc516522820"/><text:bookmark-end text:name="__RefHeading___Toc837_1764154201"/></text:h>
      <text:p text:style-name="P4">Originally the tutorial video was to be added to the qrc file, but that caused a segfault on a 9MB file. Google search revealed adding large multimedia file(s) to resource file causes problems (since data gets stored as C array, and there are swap issues).</text:p>
      <text:p text:style-name="P4">An attempt was made to play the mp4 file using Qt, by appending “multimedia multimediaplugins” to QT in the project file. This failed with an error that should have been fixed by installing libgstreamers. Playback using Qt was abandoned as too complicated and fragile to try to implement on many different platforms.</text:p>
      <text:h text:style-name="Heading_20_2" text:outline-level="2"><text:bookmark-start text:name="_Toc516522821"/><text:bookmark-start text:name="__RefHeading___Toc839_1764154201"/>Help Engine<text:bookmark-end text:name="_Toc516522821"/><text:bookmark-end text:name="__RefHeading___Toc839_1764154201"/></text:h>
      <text:list xml:id="list221726219442068" text:style-name="L1">
        <text:list-item text:start-value="1">
          <text:p text:style-name="P18">Installed qttools5-dev and qttools-dev-tools in muon</text:p>
        </text:list-item>
        <text:list-item>
          <text:p text:style-name="P18">'build' script in help subdirectory builds the help files for the engauge executable. If the help files are not built, selecting Help / Help menu option brings up an empty Help dialog.</text:p>
        </text:list-item>
      </text:list>
      <text:h text:style-name="Heading_20_2" text:outline-level="2"><text:bookmark-start text:name="_Toc516522822"/><text:bookmark-start text:name="__RefHeading___Toc841_1764154201"/>JPEG2000<text:bookmark-end text:name="_Toc516522822"/><text:bookmark-end text:name="__RefHeading___Toc841_1764154201"/></text:h>
      <text:h text:style-name="Heading_20_2" text:outline-level="2"><text:bookmark-start text:name="_Toc516522823"/><text:bookmark-start text:name="__RefHeading___Toc843_1764154201"/>Plugin qtjp2imageformat<text:bookmark-end text:name="_Toc516522823"/><text:bookmark-end text:name="__RefHeading___Toc843_1764154201"/></text:h>
      <text:p text:style-name="P4">Downloaded from <text:a xlink:type="simple" xlink:href="https://github.com/kbinani/qt-solutions" office:target-frame-name="_top" xlink:show="replace" text:style-name="Internet_20_link" text:visited-style-name="Visited_20_Internet_20_Link">https://github.com/kbinani/qt-solutions</text:a>. Code is from qt3 and unmaintained. This requires the JasPer library, which according to <text:a xlink:type="simple" xlink:href="https://en.wikipedia.org/wiki/JPEG_2000" office:target-frame-name="_top" xlink:show="replace" text:style-name="Internet_20_link" text:visited-style-name="Visited_20_Internet_20_Link">https://en.wikipedia.org/wiki/JPEG_2000</text:a> has <text:soft-page-break/>limited JPEG2000 feature support.</text:p>
      <text:h text:style-name="Heading_20_2" text:outline-level="2"><text:bookmark-start text:name="_Toc516522824"/><text:bookmark-start text:name="__RefHeading___Toc845_1764154201"/>OpenJPEG<text:bookmark-end text:name="_Toc516522824"/><text:bookmark-end text:name="__RefHeading___Toc845_1764154201"/></text:h>
      <text:p text:style-name="P4">Self-contained library with attractive licensing.</text:p>
      <text:h text:style-name="Heading_20_1" text:outline-level="1"><text:bookmark-start text:name="_Toc516522825"/><text:bookmark-start text:name="__RefHeading___Toc516_1000688104"/>FFTW Build<text:bookmark-end text:name="_Toc516522825"/><text:bookmark-end text:name="__RefHeading___Toc516_1000688104"/></text:h>
      <text:p text:style-name="Text_20_body">Building fftw 3.3.3:</text:p>
      <text:list xml:id="list3602023403" text:style-name="L2">
        <text:list-item>
          <text:p text:style-name="P22">./configure --prefix=$HOME/fftw-3.3.3 –enable-shared CFLAGS=”-fPIC”</text:p>
        </text:list-item>
      </text:list>
      <text:h text:style-name="Heading_20_1" text:outline-level="1"><text:bookmark-start text:name="_Toc516522826"/><text:bookmark-start text:name="__RefHeading___Toc504_1606664313"/>Poppler Build<text:bookmark-end text:name="_Toc516522826"/><text:bookmark-end text:name="__RefHeading___Toc504_1606664313"/></text:h>
      <text:p text:style-name="Text_20_body">Building poppler 0.51.0 with support for qt5 wrapper (=bundling poppler-qt5.h file):</text:p>
      <text:list xml:id="list1407938908" text:style-name="L3">
        <text:list-item>
          <text:p text:style-name="P23">./configure --prefix=$HOME/poppler-0.51.0 CXXFLAGS="-I$HOME/Qt5.8/5.8/gcc_64/include -I$HOME/Qt5.8/5.8/gcc_64/include/QtGui" LDFLAGS="-L$HOME/Qt5.8/5.8/gcc_64/lib -L/usr/lib/x86_64-linux-gnu/" LIBS="-lQt5PrintSupport -lQt5Help -lQt5Widgets -lQt5Gui -lQt5Xml -lQt5Core -lpthread"</text:p>
        </text:list-item>
      </text:list>
      <text:h text:style-name="Heading_20_1" text:outline-level="1"><text:bookmark-start text:name="_Toc516522827"/><text:bookmark-start text:name="__RefHeading___Toc847_1764154201"/>Windows Installer<text:bookmark-end text:name="_Toc516522827"/><text:bookmark-end text:name="__RefHeading___Toc847_1764154201"/></text:h>
      <text:p text:style-name="P4">WiX was selected since it is not buggy and is full featured (installs Microsoft products!).</text:p>
      <text:h text:style-name="Heading_20_2" text:outline-level="2"><text:bookmark-start text:name="_Toc516522828"/><text:bookmark-start text:name="__RefHeading___Toc849_1764154201"/>Guid<text:bookmark-end text:name="_Toc516522828"/><text:bookmark-end text:name="__RefHeading___Toc849_1764154201"/></text:h>
      <text:p text:style-name="P4">Built the following, from https://www.firegiant.com/wix/tutorial/getting-started/the-software-package/, using /cygdrive/C/MinGW/bin/gcc.exe uuidgen.c -lole32:</text:p>
      <text:p text:style-name="P4"/>
      <text:p text:style-name="P2">#define _OLEAUT32_</text:p>
      <text:p text:style-name="P2">#include &lt;stdio.h&gt;</text:p>
      <text:p text:style-name="P2">#include &lt;unknwn.h&gt;</text:p>
      <text:p text:style-name="P2">GUID guid;</text:p>
      <text:p text:style-name="P2">WORD* wstrGUID[100];</text:p>
      <text:p text:style-name="P2">char strGUID[100];</text:p>
      <text:p text:style-name="P2">int count, i;</text:p>
      <text:p text:style-name="P2">int main (int argc, char* argv[]) {</text:p>
      <text:p text:style-name="P2"><text:s text:c="2"/>if (argc != 2) {</text:p>
      <text:p text:style-name="P2"><text:s text:c="4"/>fprintf (stderr, "SYNTAX: UUIDGEN &lt;number-of-GUIDs-to-generate&gt;\n");</text:p>
      <text:p text:style-name="P2"><text:s text:c="4"/>return 1;</text:p>
      <text:p text:style-name="P2"><text:s text:c="4"/>}</text:p>
      <text:p text:style-name="P2"><text:s text:c="2"/>count = atoi (argv[1]);</text:p>
      <text:p text:style-name="P2"><text:s text:c="2"/>for (i = 0; i &lt; count; i++) {</text:p>
      <text:p text:style-name="P2"><text:s text:c="4"/>CoCreateGuid (&amp;guid);</text:p>
      <text:p text:style-name="P2"><text:s text:c="4"/>StringFromCLSID (&amp;guid, wstrGUID);</text:p>
      <text:p text:style-name="P2"><text:s text:c="4"/>WideCharToMultiByte (CP_ACP, 0, *wstrGUID, -1, strGUID, MAX_PATH, NULL, NULL);</text:p>
      <text:p text:style-name="P2"><text:s text:c="4"/>printf ("%s\n", strGUID);</text:p>
      <text:p text:style-name="P2"><text:s text:c="4"/>}</text:p>
      <text:p text:style-name="P2"><text:s text:c="2"/>return 0;</text:p>
      <text:p text:style-name="P2">}</text:p>
      <text:p text:style-name="P4"/>
      <text:p text:style-name="P4">Results:</text:p>
      <text:p text:style-name="P4"><text:soft-page-break/>Product: {1FBCEF62-3E8D-4E44-A0B5-0F066BAB900D}</text:p>
      <text:p text:style-name="P4">Installation package: {4E5846BB-039A-41BF-86EF-2A72B7BEE918}</text:p>
      <text:p text:style-name="P4">Exe: {5CE13C36-6B3D-4B6C-B183-C8DC80B70D1F}</text:p>
      <text:p text:style-name="P3">Linux Release</text:p>
      <text:list xml:id="list221726655187778" text:style-name="L1">
        <text:list-item text:start-value="1">
          <text:p text:style-name="P18">Download src tarball</text:p>
        </text:list-item>
        <text:list-item>
          <text:p text:style-name="P18">./configure –prefix=$HOME/qt-everywhere-opensource-5.5.1 -opensource -release -static -qt-zlib -qt-libpng -qt-libjpeg -qt-xcb -qt-freetype -qt-xkbcommon-x11 -no-opengl</text:p>
        </text:list-item>
        <text:list-item>
          <text:p text:style-name="P18">make -j 4</text:p>
        </text:list-item>
        <text:list-item>
          <text:p text:style-name="P18">make install</text:p>
        </text:list-item>
      </text:list>
      <text:h text:style-name="P14" text:outline-level="1"><text:bookmark-start text:name="__RefHeading___Toc651_2769846246"/>Windows Release<text:bookmark-end text:name="__RefHeading___Toc651_2769846246"/></text:h>
      <text:h text:style-name="Heading_20_2" text:outline-level="2"><text:bookmark-start text:name="__RefHeading___Toc653_2769846246"/>Log4cpp<text:bookmark-end text:name="__RefHeading___Toc653_2769846246"/></text:h>
      <text:p text:style-name="P5">mkdir build</text:p>
      <text:p text:style-name="P5">cd build</text:p>
      <text:p text:style-name="P5">cmake -DCMAKE_GENERATOR_PLATFORM=x64 ..</text:p>
      <text:p text:style-name="P5">start Visual Studio 15 (2017)</text:p>
      <text:p text:style-name="P5">load build/log4cpp.sln</text:p>
      <text:p text:style-name="P5">build</text:p>
      <text:h text:style-name="Heading_20_1" text:outline-level="1"><text:bookmark-start text:name="_Toc516522829"/><text:bookmark-start text:name="__RefHeading___Toc851_1764154201"/>OSX Release<text:bookmark-end text:name="_Toc516522829"/><text:bookmark-end text:name="__RefHeading___Toc851_1764154201"/></text:h>
      <text:h text:style-name="P16" text:outline-level="2"><text:bookmark-start text:name="__RefHeading___Toc853_1764154201"/><text:bookmark-start text:name="_Toc516522830"/>log4cpp<text:bookmark-end text:name="__RefHeading___Toc853_1764154201"/><text:bookmark-end text:name="_Toc516522830"/></text:h>
      <text:p text:style-name="P4">./configure \</text:p>
      <text:p text:style-name="P4">--prefix=/Users/mark/log4cpp CXX=/usr/bin/g++ \</text:p>
      <text:p text:style-name="P4">CXXFLAGS="-I/Applications/Xcode.app/Contents/Developer/Platforms/MacOSX.platform/Developer/SDKs/MacOSX10.11.sdk/usr/include -arch x86_64 -Xarch_x86_64 \</text:p>
      <text:p text:style-name="P4">-DLOG4CPP_HAVE_SSTREAM"</text:p>
      <text:p text:style-name="P4"/>
      <text:p text:style-name="P4">make</text:p>
      <text:p text:style-name="P4">make install</text:p>
      <text:h text:style-name="Heading_20_2" text:outline-level="2"><text:bookmark-start text:name="_Toc516522831"/><text:bookmark-start text:name="__RefHeading___Toc855_1764154201"/>fftw<text:bookmark-end text:name="_Toc516522831"/><text:bookmark-end text:name="__RefHeading___Toc855_1764154201"/></text:h>
      <text:p text:style-name="P4"><text:s/>(NOTE THE -enabled-shared!)</text:p>
      <text:p text:style-name="P4">./configure \</text:p>
      <text:p text:style-name="P4"><text:soft-page-break/>--prefix=/Users/mark/fftw-3.3.4 \</text:p>
      <text:p text:style-name="P4">--enable-shared \</text:p>
      <text:p text:style-name="P4">CXX=/Applications/Xcode.app/Contents/Developer/Toolchains/XcodeDefault.xctoolchain/usr/bin/clang++ \</text:p>
      <text:p text:style-name="P4">CXXFLAGS="-I/Applications/Xcode.app/Contents/Developer/Platforms/MacOSX.platform/Developer/SDKs/MacOSX10.11.sdk/usr/include"</text:p>
      <text:p text:style-name="P4"/>
      <text:p text:style-name="P4">qmake -config release engauge.pro</text:p>
      <text:h text:style-name="Heading_20_2" text:outline-level="2"><text:bookmark-start text:name="_Toc516522832"/><text:bookmark-start text:name="__RefHeading___Toc857_1764154201"/>engauge<text:bookmark-end text:name="_Toc516522832"/><text:bookmark-end text:name="__RefHeading___Toc857_1764154201"/></text:h>
      <text:p text:style-name="P4">source dev/osx/macosx_setup</text:p>
      <text:p text:style-name="P4">(edit engauge.pro and comment out CONFIG= line)</text:p>
      <text:p text:style-name="P4">qmake -config release engauge.pro</text:p>
      <text:p text:style-name="P4">(edit engauge.pro and restore CONFIG= line)</text:p>
      <text:p text:style-name="P4">make</text:p>
      <text:p text:style-name="P4">cp -r bin/documentation engauge.app/Contents/MacOS</text:p>
      <text:h text:style-name="Heading_20_2" text:outline-level="2"><text:bookmark-start text:name="_Toc516522833"/><text:bookmark-start text:name="__RefHeading___Toc859_1764154201"/>icons<text:bookmark-end text:name="_Toc516522833"/><text:bookmark-end text:name="__RefHeading___Toc859_1764154201"/></text:h>
      <text:p text:style-name="P4">use gimp to create dev/osx/iconset subdirectory</text:p>
      <text:p text:style-name="P4">iconutil -c icns digitizer.iconset</text:p>
      <text:p text:style-name="P4">cp digitizer.icns engauge-digitizer/engauge.app/Contents/Resources</text:p>
      <text:h text:style-name="Heading_20_2" text:outline-level="2"><text:bookmark-start text:name="_Toc516522834"/><text:bookmark-start text:name="__RefHeading___Toc861_1764154201"/>deploy<text:bookmark-end text:name="_Toc516522834"/><text:bookmark-end text:name="__RefHeading___Toc861_1764154201"/></text:h>
      <text:p text:style-name="P4">Next step adds libraries to application bundle:</text:p>
      <text:p text:style-name="P4"/>
      <text:p text:style-name="P4">$QT_DIR/bin/macdeployqt engauge.app -dmg</text:p>
      <text:h text:style-name="Heading_20_2" text:outline-level="2"><text:bookmark-start text:name="_Toc516522835"/><text:bookmark-start text:name="__RefHeading___Toc863_1764154201"/>error message from App Store review<text:bookmark-end text:name="_Toc516522835"/><text:bookmark-end text:name="__RefHeading___Toc863_1764154201"/></text:h>
      <text:p text:style-name="Text_20_body">May 15, 2016 at 10:33 AM</text:p>
      <text:p text:style-name="Text_20_body">From Apple</text:p>
      <text:list xml:id="list3506703976" text:style-name="L4">
        <text:list-item>
          <text:p text:style-name="P24">2.31 - Apps that are not sandboxed appropriately may be rejected</text:p>
        </text:list-item>
      </text:list>
      <text:p text:style-name="Text_20_body">2.31<text:line-break/><text:line-break/>Your app incorrectly implements sandboxing, or it contains one or more entitlements with invalid values. Please review the included entitlements and sandboxing documentation and resolve this issues before resubmitting a new binary.<text:line-break/><text:soft-page-break/><text:line-break/>com.apple.security.device.usb<text:line-break/>False <text:line-break/>com.apple.security.assets.pictures.read-write<text:line-break/>False<text:line-break/>com.apple.security.network.server<text:line-break/>False<text:line-break/>com.apple.security.temporary-exception.apple-events<text:line-break/>False<text:line-break/>com.apple.security.device.camera<text:line-break/>False<text:line-break/>com.apple.security.files.downloads.read-write<text:line-break/>False<text:line-break/>com.apple.security.files.user-selected.read-only<text:line-break/>False<text:line-break/><text:line-break/>***Value must not be 'false'. If those entitlements are not applicable please remove them.<text:line-break/><text:line-break/>For information on common app sandboxing issues, please see <text:a xlink:type="simple" xlink:href="https://developer.apple.com/library/mac/#qa/qa1773/_index.html%23//apple_ref/doc/uid/DTS40013260" office:target-frame-name="_top" xlink:show="replace" text:style-name="Internet_20_link" text:visited-style-name="Visited_20_Internet_20_Link">Technical Q&amp;A QA1773 Common app sandboxing issues</text:a>.<text:line-break/><text:line-break/>See <text:a xlink:type="simple" xlink:href="https://developer.apple.com/devcenter/mac/app-sandbox/" office:target-frame-name="_top" xlink:show="replace" text:style-name="Internet_20_link" text:visited-style-name="Visited_20_Internet_20_Link">App Sandboxing</text:a> for links to essential video and documentation to learn how to sandbox your application.<text:line-break/><text:line-break/>As of June 1, 2012, apps must be sandboxed. New apps that are not sandboxed will be rejected. Updates to non-sandboxed apps may be submitted if they only addresses bug fixes and new OS X feature adoption provided that your app was on the Mac App Store prior to June 1st.<text:line-break/><text:line-break/>Should you need code-level assistance implementing sandboxing, contact <text:a xlink:type="simple" xlink:href="https://developer.apple.com/membercenter/index.action#techSupport" office:target-frame-name="_top" xlink:show="replace" text:style-name="Internet_20_link" text:visited-style-name="Visited_20_Internet_20_Link">Apple Developer Technical Support</text:a>.<text:line-break/><text:line-break/>2.31<text:line-break/><text:line-break/>This app uses one or more entitlements which do not have matching functionality within the app. Apps should have only the minimum set of entitlements necessary for the app to function properly. Please remove all entitlements that are not needed by your app and submit an updated binary for review, including the following:<text:line-break/><text:line-break/>com.apple.security.assets.pictures.read-only<text:line-break/><text:line-break/>***The app seems to be opening/saving files using open/savePanel. No direct access to the location(s) was identified.<text:line-break/><text:line-break/><text:soft-page-break/>See <text:a xlink:type="simple" xlink:href="https://developer.apple.com/devcenter/mac/app-sandbox/" office:target-frame-name="_top" xlink:show="replace" text:style-name="Internet_20_link" text:visited-style-name="Visited_20_Internet_20_Link">App Sandboxing</text:a> for links to essential video and documentation to learn how to sandbox your application.<text:line-break/><text:line-break/>Commonly added entitlements that many apps don't need include:<text:line-break/><text:line-break/>"com.apple.security.network.server"<text:line-break/>Apps that initiate outgoing connections (for example, to download new content from your server) only need to include "com.apple.security.network.client". The server entitlement is only necessary for apps that listen for and respond to incoming network connections (such as web or FTP servers).<text:line-break/><text:line-break/>"com.apple.security.device.usb"<text:line-break/>Apps that interact with non-standard USB devices, including HID accessories such as joysticks, may need to include this entitlement. It is not necessary for accessing keyboards, mice, trackpads, printers or external drives such as thumb drives.<text:line-break/><text:line-break/>Should you need code-level assistance implementing sandboxing, contact <text:a xlink:type="simple" xlink:href="https://developer.apple.com/membercenter/index.action#techSupport" office:target-frame-name="_top" xlink:show="replace" text:style-name="Internet_20_link" text:visited-style-name="Visited_20_Internet_20_Link">Apple Developer Technical Support</text:a>.</text:p>
      <text:p text:style-name="P4"/>
      <text:h text:style-name="Heading_20_1" text:outline-level="1"><text:bookmark-start text:name="_Toc516522836"/><text:bookmark-start text:name="__RefHeading___Toc865_1764154201"/>Static Code Analysis<text:bookmark-end text:name="_Toc516522836"/><text:bookmark-end text:name="__RefHeading___Toc865_1764154201"/></text:h>
      <text:list xml:id="list221725873399216" text:style-name="L1">
        <text:list-item text:start-value="1">
          <text:p text:style-name="P18">Run</text:p>
        </text:list-item>
      </text:list>
      <text:p text:style-name="P4"><text:tab/>qmake QMAKE_CXX='scan-build g++'</text:p>
      <text:list xml:id="list221727201655996" text:style-name="L1">
        <text:list-item text:start-value="1">
          <text:p text:style-name="P18">Build normally</text:p>
        </text:list-item>
      </text:list>
      <text:h text:style-name="Heading_20_1" text:outline-level="1"><text:bookmark-start text:name="_Toc516522837"/><text:bookmark-start text:name="__RefHeading___Toc867_1764154201"/>Translations<text:bookmark-end text:name="_Toc516522837"/><text:bookmark-end text:name="__RefHeading___Toc867_1764154201"/></text:h>
      <text:h text:style-name="Heading_20_2" text:outline-level="2"><text:bookmark-start text:name="_Toc516522838"/><text:bookmark-start text:name="__RefHeading___Toc458_2142971130"/>Updating the “To Be Translated” Messages on Transfix<text:bookmark-end text:name="_Toc516522838"/><text:bookmark-end text:name="__RefHeading___Toc458_2142971130"/></text:h>
      <text:p text:style-name="Text_20_body">THIS SECTION IS DEPRECATED SINCE ‘AUTO-UPDATE’ SHOULD MEAN TRANSIFEX AUTOMATICALLY LINKS TO https://github.com/markummitchell/engauge-digitizer/blob/master/translations/engauge_en.ts</text:p>
      <text:list xml:id="list4096424101" text:style-name="L5">
        <text:list-item>
          <text:p text:style-name="P19">Check to see how many messages are on Transfix by looking for “total strings” in the details for the “source” English translation on Transifex</text:p>
        </text:list-item>
        <text:list-item>
          <text:p text:style-name="P19">Run ‘lupdate engauge.pro’ and look at translations/engauge_en.ts. The number of ‘&lt;message&gt;’ entries in that xml file equals the number of messages to be translated</text:p>
        </text:list-item>
        <text:list-item>
          <text:p text:style-name="P19">If there are many more messages listed in engauge_en.ts than on Transifex, it is probably time to update Transifex by continuing with the following steps. Otherwise stop here.</text:p>
        </text:list-item>
        <text:list-item>
          <text:p text:style-name="P19">In the Transifex tab on the left, click on Resources</text:p>
        </text:list-item>
        <text:list-item>
          <text:p text:style-name="P19">When ‘engauge_en.ts’ appears, click on it. DO NOT click on ‘Add Resources’</text:p>
        </text:list-item>
        <text:list-item>
          <text:p text:style-name="P19"><text:soft-page-break/>Click on ‘Update Source File’</text:p>
        </text:list-item>
      </text:list>
      <text:h text:style-name="Heading_20_2" text:outline-level="2"><text:bookmark-start text:name="_Toc516522839"/><text:bookmark-start text:name="__RefHeading___Toc460_2142971130"/>Downloading translations<text:bookmark-end text:name="_Toc516522839"/><text:bookmark-end text:name="__RefHeading___Toc460_2142971130"/></text:h>
      <text:p text:style-name="Text_20_body">Follow the steps in the ‘step_#’ script files in the translations directory</text:p>
      <text:h text:style-name="Heading_20_2" text:outline-level="2"><text:bookmark-start text:name="_Toc516522840"/><text:bookmark-start text:name="__RefHeading___Toc462_2142971130"/>Deprecated approach<text:bookmark-end text:name="_Toc516522840"/><text:bookmark-end text:name="__RefHeading___Toc462_2142971130"/></text:h>
      <text:p text:style-name="P4"><text:a xlink:type="simple" xlink:href="https://wiki.qt.io/How_to_create_a_multi_language_application" office:target-frame-name="_top" xlink:show="replace" text:style-name="Internet_20_link" text:visited-style-name="Visited_20_Internet_20_Link">https://wiki.qt.io/How_to_create_a_multi_language_application</text:a></text:p>
      <text:p text:style-name="P4"/>
      <text:list xml:id="list221726340658183" text:style-name="L1">
        <text:list-item text:start-value="1">
          <text:p text:style-name="P18">'lupdate engauge.pro' safely updates *.ts translation files</text:p>
        </text:list-item>
        <text:list-item>
          <text:p text:style-name="P18">'linguist translations/engauge_XX_YY.ts' allows editing of one translation file</text:p>
        </text:list-item>
        <text:list-item>
          <text:p text:style-name="P18">'lrelease engauge.pro' builds qm files</text:p>
        </text:list-item>
        <text:list-item>
          <text:p text:style-name="P18">'mv translations/*.qm bin/translations'</text:p>
        </text:list-item>
      </text:list>
      <text:h text:style-name="Heading_20_1" text:outline-level="1"><text:bookmark-start text:name="_Toc516522841"/><text:bookmark-start text:name="__RefHeading__403_855807960"/>R<text:bookmark-end text:name="_Toc516522841"/><text:bookmark-end text:name="__RefHeading__403_855807960"/></text:h>
      <text:p text:style-name="Text_20_body">sudo apt-get install r-base</text:p>
      <text:p text:style-name="Text_20_body">R</text:p>
      <text:p text:style-name="Text_20_body">/* Following is from <text:a xlink:type="simple" xlink:href="http://www.tutorialspoint.com/r/r_xml_files.htm" office:target-frame-name="_top" xlink:show="replace" text:style-name="Internet_20_link" text:visited-style-name="Visited_20_Internet_20_Link">http://www.tutorialspoint.com/r/r_xml_files.htm</text:a> */</text:p>
      <text:p text:style-name="Text_20_body">install.packages(“XML”)</text:p>
      <text:p text:style-name="Text_20_body">library (“XML”)</text:p>
      <text:p text:style-name="Text_20_body">library (“methods”)</text:p>
      <text:p text:style-name="Text_20_body">result ← xmlParse (file = “version8_2.dig”)</text:p>
      <text:p text:style-name="Text_20_body">print (result)</text:p>
      <text:p text:style-name="Text_20_body">rootnode ← xmlRoot(result)</text:p>
      <text:p text:style-name="Text_20_body">rootsize ← xmlSize(rootnode)</text:p>
      <text:p text:style-name="Text_20_body">print (rootsize)</text:p>
      <text:p text:style-name="Text_20_body"/>
      <text:h text:style-name="Heading_20_1" text:outline-level="1"><text:bookmark-start text:name="_Toc516522842"/><text:bookmark-start text:name="__RefHeading__411_2045457184"/>Windows – Build lib from dll<text:bookmark-end text:name="_Toc516522842"/><text:bookmark-end text:name="__RefHeading__411_2045457184"/></text:h>
      <text:p text:style-name="Text_20_body">Lib /def:libfftw3-3.def /OUT:libfftw3-3.lib</text:p>
      <text:h text:style-name="Heading_20_1" text:outline-level="1"><text:bookmark-start text:name="_Toc516522843"/><text:bookmark-start text:name="__RefHeading___Toc419_287987493"/>How To Distribute Pre-Releases<text:bookmark-end text:name="_Toc516522843"/><text:bookmark-end text:name="__RefHeading___Toc419_287987493"/></text:h>
      <text:list xml:id="list2247379724" text:style-name="L6">
        <text:list-item>
          <text:p text:style-name="P25">Go to <text:a xlink:type="simple" xlink:href="https://ci.appveyor.com/project/markummitchell/engauge-digitizer/branch/master" office:target-frame-name="_top" xlink:show="replace" text:style-name="Internet_20_link" text:visited-style-name="Visited_20_Internet_20_Link">https://ci.appveyor.com/project/markummitchell/engauge-digitizer/branch/master</text:a></text:p>
        </text:list-item>
        <text:list-item>
          <text:p text:style-name="P25">Select release or debug build</text:p>
        </text:list-item>
        <text:list-item>
          <text:p text:style-name="P25">Open the artifacts page.</text:p>
        </text:list-item>
      </text:list>
      <text:h text:style-name="Heading_20_1" text:outline-level="1"><text:bookmark-start text:name="_Toc516522844"/><text:bookmark-start text:name="__RefHeading___Toc444_1988343492"/><text:soft-page-break/>Boot Knoppix on Mac Mini<text:bookmark-end text:name="_Toc516522844"/><text:bookmark-end text:name="__RefHeading___Toc444_1988343492"/></text:h>
      <text:list xml:id="list445361236" text:style-name="L7">
        <text:list-item>
          <text:p text:style-name="P26">Plug Windows keyboard into USB socket closest to headphone jack</text:p>
        </text:list-item>
        <text:list-item>
          <text:p text:style-name="P26">Press Left Alt as system boots</text:p>
        </text:list-item>
        <text:list-item>
          <text:p text:style-name="P26">Pick boot-up source</text:p>
        </text:list-item>
        <text:list-item>
          <text:p text:style-name="P26">VboxManage convertdd XXX.ddXXX.vdi <text:s text:c="2"/>- - format VDI <text:s/>- - variant Fixed (on the virtualbox computer)</text:p>
        </text:list-item>
      </text:list>
      <text:h text:style-name="Heading_20_1" text:outline-level="1"><text:bookmark-start text:name="_Toc516522845"/><text:bookmark-start text:name="__RefHeading___Toc677_1576137088"/>Cygport<text:bookmark-end text:name="_Toc516522845"/><text:bookmark-end text:name="__RefHeading___Toc677_1576137088"/></text:h>
      <text:list xml:id="list3345904452" text:style-name="L8">
        <text:list-item>
          <text:p text:style-name="P27">setup-x86_64.exe installations (see also the ‘requires’ line in the .hint file – those entries were listed by cygport at the package-building step):</text:p>
          <text:list>
            <text:list-item>
              <text:p text:style-name="P27">Libs / libfftw3-devel</text:p>
            </text:list-item>
            <text:list-item>
              <text:p text:style-name="P27">Libs / libGL-devel</text:p>
            </text:list-item>
          </text:list>
        </text:list-item>
        <text:list-item>
          <text:p text:style-name="P27">cygport <text:s/>--debug engauge.cygport download <text:s/></text:p>
          <text:list>
            <text:list-item>
              <text:p text:style-name="P27">Error ‘ERROR inherit: unknown cygclass qt5-qmake’ occurs when lines in engauge.cygport have \r at the end. Fix is to run ‘unix2dos engauge.cygport</text:p>
            </text:list-item>
          </text:list>
        </text:list-item>
        <text:list-item>
          <text:p text:style-name="P27">cygport –debug engauge.cygport prep</text:p>
        </text:list-item>
        <text:list-item>
          <text:p text:style-name="P27">cygport –debug engauge.cygport compile </text:p>
          <text:list>
            <text:list-item>
              <text:p text:style-name="P27">Error ‘src/.objs/*.o file not recognized: File truncated’ occurs after the previous build is interrupted with a Control-C. The object file has zero length. Just delete that file and retry</text:p>
            </text:list-item>
          </text:list>
        </text:list-item>
        <text:list-item>
          <text:p text:style-name="P27">cygport –debug engauge.cygport install (creates engauge-${VERSION}-1.x86_64/inst)</text:p>
        </text:list-item>
        <text:list-item>
          <text:p text:style-name="P27">cygport –debug engauge.cygport package (creates engauge-${VERSION}-1.x86_64/dist/engauge/engauge-*.tar.xz)</text:p>
        </text:list-item>
      </text:list>
      <text:h text:style-name="Heading_20_1" text:outline-level="1"><text:bookmark-start text:name="__RefHeading___Toc679_1576137088"/>Cygwin SSH Key<text:bookmark-end text:name="__RefHeading___Toc679_1576137088"/></text:h>
      <text:p text:style-name="Text_20_body">1.<text:tab/>ssh-keygen … -<text:span text:style-name="T1">C &lt;email&gt;</text:span></text:p>
      <text:p text:style-name="Text_20_body">2.<text:tab/>ssh-keygen -e -f &lt;privateKeyFileFromPreviousStep.<text:span text:style-name="T1">pub</text:span>&gt;</text:p>
      <text:p text:style-name="Text_20_body">Output file starts with ‘--- BEGIN SSH2 PUBLIC KEY ----’ and ends with ‘---- END SSH2 PUBLIC KEY ----'</text:p>
      <text:h text:style-name="Heading_20_1" text:outline-level="1"><text:bookmark-start text:name="__RefHeading___Toc686_2740161923"/>Android Build<text:bookmark-end text:name="__RefHeading___Toc686_2740161923"/></text:h>
      <text:p text:style-name="P6">Based on notes from <text:a xlink:type="simple" xlink:href="https://doc.qt.io/qt-5/android-getting-started.html" text:style-name="Internet_20_link" text:visited-style-name="Visited_20_Internet_20_Link">https://doc.qt.io/qt-5/android-getting-started.html</text:a>. </text:p>
      <text:list xml:id="list1219599235" text:style-name="L9">
        <text:list-item>
          <text:p text:style-name="P28"><text:span text:style-name="T2">Android S</text:span><text:span text:style-name="Emphasis"><text:span text:style-name="T11">DK was installed into ~/Android/SDK</text:span></text:span></text:p>
        </text:list-item>
        <text:list-item>
          <text:p text:style-name="P28"><text:span text:style-name="Emphasis"><text:span text:style-name="T4">Android NDK install directory was </text:span></text:span><text:span text:style-name="Emphasis"><text:span text:style-name="T5">~/android-ndk-r20. Download was android-ndk-r20-linux-x86_64.zip</text:span></text:span></text:p>
        </text:list-item>
        <text:list-item>
          <text:p text:style-name="P29"><text:soft-page-break/><text:span text:style-name="Emphasis"><text:span text:style-name="T5">Java 1.6 or newer was already installed</text:span></text:span></text:p>
        </text:list-item>
        <text:list-item>
          <text:p text:style-name="P29"><text:span text:style-name="Emphasis"><text:span text:style-name="T5">Installed i386 packages</text:span></text:span></text:p>
        </text:list-item>
        <text:list-item>
          <text:p text:style-name="P29"><text:span text:style-name="Emphasis"><text:span text:style-name="T5">Installed libsdl1</text:span></text:span></text:p>
        </text:list-item>
        <text:list-item>
          <text:p text:style-name="P29"><text:span text:style-name="Emphasis"><text:span text:style-name="T5">Ran Tools/Options/Devices/Android. When the directories above were specified, error messages on the dialog in this step disappeared.</text:span></text:span></text:p>
        </text:list-item>
      </text:list>
      <text:h text:style-name="Heading_20_1" text:outline-level="1"><text:bookmark-start text:name="__RefHeading___Toc784_1321515353"/><text:span text:style-name="Emphasis"><text:span text:style-name="T10">Windows </text:span></text:span><text:span text:style-name="Emphasis"><text:span text:style-name="T3">Errors</text:span></text:span><text:bookmark-end text:name="__RefHeading___Toc784_1321515353"/></text:h>
      <text:h text:style-name="Heading_20_2" text:outline-level="2"><text:bookmark-start text:name="__RefHeading___Toc786_1321515353"/><text:span text:style-name="Emphasis"><text:span text:style-name="T3">“</text:span></text:span><text:span text:style-name="Emphasis"><text:span text:style-name="T6">No Qt platform plugin could be initialized”</text:span></text:span><text:bookmark-end text:name="__RefHeading___Toc786_1321515353"/></text:h>
      <text:p text:style-name="P7"><text:span text:style-name="Emphasis"><text:span text:style-name="T6">Fix for 32 bits is to copy c/Qt/5.14.1/msvc2017/plugins/platforms to engauge-digitizer/bin/platforms.</text:span></text:span></text:p>
      <text:p text:style-name="P8"><text:span text:style-name="Emphasis"><text:span text:style-name="T8">Fix for 64 bits is to copy c/Qt/5.14.1/msvc2017_64/plugins/platforms to enguage-digitizer/bin/platforms.</text:span></text:span></text:p>
      <text:h text:style-name="P17" text:outline-level="2"><text:bookmark-start text:name="__RefHeading___Toc841_1157660331"/><text:span text:style-name="Emphasis"><text:span text:style-name="T9">“</text:span></text:span><text:span text:style-name="Emphasis"><text:span text:style-name="T12">QSqlDatabase: QSQLITE driver not loaded”</text:span></text:span><text:bookmark-end text:name="__RefHeading___Toc841_1157660331"/></text:h>
      <text:p text:style-name="P10"><text:span text:style-name="Emphasis"><text:span text:style-name="T13">The engauge-digitizer/bin/sqldrivers directory is missing. </text:span></text:span></text:p>
      <text:p text:style-name="P10"><text:span text:style-name="Emphasis"><text:span text:style-name="T13">WINDOWS HINT – Required Windows directories, dlls, and libs can be found in engauge-digitizer/dev/windows/Engauge Digitizer are performing a Windows build.</text:span></text:span></text:p>
      <text:h text:style-name="Heading_20_2" text:outline-level="2"><text:bookmark-start text:name="__RefHeading___Toc788_1321515353"/><text:span text:style-name="Emphasis"><text:span text:style-name="T3">“Windows is Missing stddef.h”</text:span></text:span><text:bookmark-end text:name="__RefHeading___Toc788_1321515353"/></text:h>
      <text:p text:style-name="P9"><text:span text:style-name="Emphasis"><text:span text:style-name="T7">Compiler error said stddef.h was missing. The one in </text:span></text:span><text:a xlink:type="simple" xlink:href="../../../../../Microsoft" text:style-name="Internet_20_link" text:visited-style-name="Visited_20_Internet_20_Link"><text:span text:style-name="Emphasis"><text:span text:style-name="T7">C:/Microsoft</text:span></text:span></text:a><text:span text:style-name="Emphasis"><text:span text:style-name="T7"> Visual Studio/2019/Community/Common7/IDE/VC/Linux/include/usr/lib/gcc/x86_64-linux-gnu/5/include/stddef.h did not work, so ‘Windows 10 SDK’ was installed from </text:span></text:span><text:a xlink:type="simple" xlink:href="https://developer.microsoft.com/en-us/windows/downloads/windows-10-sdk/" text:style-name="Internet_20_link" text:visited-style-name="Visited_20_Internet_20_Link"><text:span text:style-name="Emphasis"><text:span text:style-name="T7">https://developer.microsoft.com/en-us/windows/downloads/windows-10-sdk/</text:span></text:span></text:a><text:span text:style-name="Emphasis"><text:span text:style-name="T7">. </text:span></text:span><text:span text:style-name="Emphasis"><text:span text:style-name="T9">Then the INCLUDE enviroment variable was set in Control Panel / System / Advanced System Settings / Environment Variables to point to </text:span></text:span><text:a xlink:type="simple" xlink:href="file:///c:/Program" text:style-name="Internet_20_link" text:visited-style-name="Visited_20_Internet_20_Link"><text:span text:style-name="Emphasis"><text:span text:style-name="T9">c:\Program</text:span></text:span></text:a><text:span text:style-name="Emphasis"><text:span text:style-name="T9"> Files (x86)\Windows Kits\10\Include\10.0.18362.0\ucrt.</text:span></text:span></text:p>
      <text:h text:style-name="Heading_20_1" text:outline-level="1"><text:bookmark-start text:name="__RefHeading___Toc924_1662000310"/><text:span text:style-name="Emphasis">Chocolatey</text:span><text:bookmark-end text:name="__RefHeading___Toc924_1662000310"/></text:h>
      <text:p text:style-name="P11"><text:span text:style-name="Emphasis"><text:span text:style-name="T14">Installation from </text:span></text:span><text:a xlink:type="simple" xlink:href="https://docs.chocolatey.org/en-us/choco/setup" text:style-name="Internet_20_link" text:visited-style-name="Visited_20_Internet_20_Link"><text:span text:style-name="Emphasis">https://docs.chocolatey.org/en-us/choco/setup</text:span></text:a><text:span text:style-name="Emphasis"><text:span text:style-name="T14"> revealed that chocolatey was already installed.</text:span></text:span></text:p>
      <text:p text:style-name="P11"><text:span text:style-name="Emphasis"><text:span text:style-name="T14">Package creation is at </text:span></text:span><text:a xlink:type="simple" xlink:href="https://docs.chocolatey.org/en-us/create/" text:style-name="Internet_20_link" text:visited-style-name="Visited_20_Internet_20_Link"><text:span text:style-name="Emphasis">https://docs.chocolatey.org/en-us/create/</text:span></text:a><text:span text:style-name="Emphasis"><text:span text:style-name="T16"> </text:span></text:span></text:p>
      <text:list xml:id="list137580873" text:style-name="L10">
        <text:list-item>
          <text:p text:style-name="P31"><text:span text:style-name="Emphasis"><text:span text:style-name="T18">cd engauge-digitizer/dev</text:span></text:span></text:p>
        </text:list-item>
        <text:list-item>
          <text:p text:style-name="P31"><text:span text:style-name="Emphasis"><text:span text:style-name="T18">choco new engauge-digitizer (create ‘engauge-digitizer’ directory)</text:span></text:span></text:p>
        </text:list-item>
        <text:list-item>
          <text:p text:style-name="P31"><text:span text:style-name="Emphasis"><text:span text:style-name="T18">rename engauge-digitizer chocolatey</text:span></text:span></text:p>
        </text:list-item>
        <text:list-item>
          <text:p text:style-name="P31"><text:span text:style-name="Emphasis"><text:span text:style-name="T18"/></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Times" svg:font-family="Times" style:font-family-generic="system"/>
    <style:font-face style:name="Courier New" svg:font-family="'Courier New'" style:font-family-generic="modern" style:font-pitch="fixed"/>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Times" fo:font-size="12pt" fo:letter-spacing="normal" fo:language="en" fo:country="US" fo:font-style="normal" style:text-underline-style="none" fo:font-weight="normal" style:letter-kerning="true" style:font-name-asian="Tahoma"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Times" fo:font-size="12pt" fo:letter-spacing="normal" fo:language="en" fo:country="US" fo:font-style="normal" style:text-underline-style="none" fo:font-weight="normal" style:letter-kerning="true" fo:background-color="transparent" style:font-name-asian="Tahoma"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Arial Unicode MS" style:font-family-asian="'Arial Unicode MS'"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loext:opacity="100%"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6.5in"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3035in" style:type="right" style:leader-style="dotted" style:leader-text="."/>
        </style:tab-stops>
      </style:paragraph-properties>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fo:hyphenate="false" loext:hyphenation-no-caps="false"/>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Emphasis" style:family="text">
      <style:text-properties fo:font-style="italic" style:font-style-asian="italic"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meta:creation-date>2018-06-12T06:19:00Z</meta:creation-date>
    <dc:date>2021-03-01T03:53:58.719000000</dc:date>
    <meta:editing-cycles>49</meta:editing-cycles>
    <meta:editing-duration>PT4H11M29S</meta:editing-duration>
    <meta:document-statistic meta:table-count="0" meta:image-count="0" meta:object-count="0" meta:page-count="10" meta:paragraph-count="222" meta:word-count="1730" meta:character-count="13389" meta:non-whitespace-character-count="11863"/>
    <meta:template xlink:type="simple" xlink:actuate="onRequest" xlink:title="" xlink:href="Normal.dotm"/>
  </office:meta>
</office:document-meta>
</file>